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20-10-08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20-07-09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20-01-08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9-10-10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9-07-1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9-04-04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9-01-3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8-10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8-07-12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8-04-05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8-01-1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7-10-05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7-07-13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7-04-07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7-01-17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6-10-07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6-07-14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6-04-08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6-01-11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5-10-09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5-07-10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5-04-06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5-01-09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4-10-06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4-07-15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4-04-04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4-01-10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3-10-24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3-07-10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3-04-01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3-01-10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2-10-0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2-07-12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2-04-0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2-01-11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1-10-05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1-07-19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1-04-06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1-01-12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0-10-06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0-07-14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0-04-07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10-01-13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9-10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9-07-08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9-04-0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9-01-07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8-10-0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8-07-0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8-04-09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8-01-09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7-10-0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7-04-0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7-01-10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6-10-1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6-07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6-04-0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5-03-1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4-10-07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4-07-06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4-04-08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4-01-08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3-10-08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3-07-14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3-04-16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3-01-13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2-10-17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2-07-17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2-04-0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2-01-15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1-11-06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1-10-19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1-07-26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2001-04-10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1999-09-2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0121482901</text:p>
          </table:table-cell>
          <table:table-cell office:value-type="string" calcext:value-type="string">
            <text:p>199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1" meta:object-count="0"/>
    <meta:user-defined meta:name="AppVersion">3.0</meta:user-defined>
  </office:meta>
</office:document-meta>
</file>